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7.463cm" fo:margin-left="0.318cm" style:page-number="auto" table:align="left" style:writing-mode="lr-tb"/>
    </style:style>
    <style:style style:name="Таблица1.A" style:family="table-column">
      <style:table-column-properties style:column-width="0.953cm"/>
    </style:style>
    <style:style style:name="Таблица1.B" style:family="table-column">
      <style:table-column-properties style:column-width="1.723cm"/>
    </style:style>
    <style:style style:name="Таблица1.C" style:family="table-column">
      <style:table-column-properties style:column-width="6.532cm"/>
    </style:style>
    <style:style style:name="Таблица1.D" style:family="table-column">
      <style:table-column-properties style:column-width="0.318cm"/>
    </style:style>
    <style:style style:name="Таблица1.E" style:family="table-column">
      <style:table-column-properties style:column-width="2.147cm"/>
    </style:style>
    <style:style style:name="Таблица1.F" style:family="table-column">
      <style:table-column-properties style:column-width="2.298cm"/>
    </style:style>
    <style:style style:name="Таблица1.G" style:family="table-column">
      <style:table-column-properties style:column-width="3.49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A5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6" style:family="table-row">
      <style:table-row-properties style:keep-together="false" fo:keep-together="always"/>
    </style:style>
    <style:style style:name="Таблица1.A6" style:family="table-cell">
      <style:table-cell-properties fo:padding-left="0.191cm" fo:padding-right="0.191cm" fo:padding-top="0cm" fo:padding-bottom="0cm" fo:border="0.002cm solid #000000"/>
    </style:style>
    <style:style style:name="Таблица1.8" style:family="table-row">
      <style:table-row-properties style:min-row-height="0.658cm" style:keep-together="false" fo:keep-together="always"/>
    </style:style>
    <style:style style:name="Таблица1.B8" style:family="table-cell">
      <style:table-cell-properties style:vertical-align="bottom" fo:padding-left="0.191cm" fo:padding-right="0.191cm" fo:padding-top="0cm" fo:padding-bottom="0cm" fo:border="0.002cm solid #000000"/>
    </style:style>
    <style:style style:name="Таблица1.A9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10" style:family="table-row">
      <style:table-row-properties style:min-row-height="0.598cm" style:keep-together="false" fo:keep-together="always"/>
    </style:style>
    <style:style style:name="Таблица1.11" style:family="table-row">
      <style:table-row-properties style:min-row-height="0.623cm" style:keep-together="false" fo:keep-together="always"/>
    </style:style>
    <style:style style:name="Таблица1.12" style:family="table-row">
      <style:table-row-properties style:min-row-height="0.61cm" style:keep-together="false" fo:keep-together="always"/>
    </style:style>
    <style:style style:name="Таблица1.B14.1" style:family="table-column">
      <style:table-column-properties style:column-width="2.223cm"/>
    </style:style>
    <style:style style:name="Таблица1.B14.2" style:family="table-column">
      <style:table-column-properties style:column-width="1.686cm"/>
    </style:style>
    <style:style style:name="Таблица1.B14.3" style:family="table-column">
      <style:table-column-properties style:column-width="4.664cm"/>
    </style:style>
    <style:style style:name="Таблица1.B14.4" style:family="table-column">
      <style:table-column-properties style:column-width="7.938cm"/>
    </style:style>
    <style:style style:name="Таблица1.B14.1.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14.3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14.4.1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B14.1.2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14.2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14.4.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15" style:family="table-row">
      <style:table-row-properties style:min-row-height="0.642cm" style:keep-together="false" fo:keep-together="always"/>
    </style:style>
    <style:style style:name="Таблица1.B15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16" style:family="table-row">
      <style:table-row-properties style:min-row-height="1.018cm" style:keep-together="false" fo:keep-together="always"/>
    </style:style>
    <style:style style:name="Таблица1.17" style:family="table-row">
      <style:table-row-properties style:min-row-height="1.45cm" style:keep-together="false" fo:keep-together="always"/>
    </style:style>
    <style:style style:name="Таблица1.B18.1" style:family="table-column">
      <style:table-column-properties style:column-width="2.858cm"/>
    </style:style>
    <style:style style:name="Таблица1.B18.2" style:family="table-column">
      <style:table-column-properties style:column-width="1.071cm"/>
    </style:style>
    <style:style style:name="Таблица1.B18.3" style:family="table-column">
      <style:table-column-properties style:column-width="0.517cm"/>
    </style:style>
    <style:style style:name="Таблица1.B18.4" style:family="table-column">
      <style:table-column-properties style:column-width="4.128cm"/>
    </style:style>
    <style:style style:name="Таблица1.B18.6" style:family="table-column">
      <style:table-column-properties style:column-width="1.111cm"/>
    </style:style>
    <style:style style:name="Таблица1.B18.7" style:family="table-column">
      <style:table-column-properties style:column-width="0.476cm"/>
    </style:style>
    <style:style style:name="Таблица1.B18.1" style:family="table-row">
      <style:table-row-properties style:min-row-height="0.827cm" style:keep-together="false" fo:keep-together="always"/>
    </style:style>
    <style:style style:name="Таблица1.B18.2" style:family="table-row">
      <style:table-row-properties style:min-row-height="0.325cm" style:keep-together="false" fo:keep-together="always"/>
    </style:style>
    <style:style style:name="Таблица1.23" style:family="table-row">
      <style:table-row-properties style:min-row-height="3.373cm" style:keep-together="false" fo:keep-together="always"/>
    </style:style>
    <style:style style:name="Таблица1.A24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C24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A25.3" style:family="table-column">
      <style:table-column-properties style:column-width="6.849cm"/>
    </style:style>
    <style:style style:name="Таблица1.A25.3.1" style:family="table-cell">
      <style:table-cell-properties style:vertical-align="bottom" fo:padding-left="0.191cm" fo:padding-right="0.191cm" fo:padding-top="0cm" fo:padding-bottom="0cm" fo:border="none"/>
    </style:style>
    <style:style style:name="Таблица1.A25.4.2" style:family="table-cell">
      <style:table-cell-properties style:vertical-align="bottom" fo:padding="0.191cm" fo:border-left="none" fo:border-right="none" fo:border-top="0.002cm solid #000000" fo:border-bottom="none"/>
    </style:style>
    <style:style style:name="Таблица1.F25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font-size="9pt" fo:language="uk" fo:country="UA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8pt" fo:language="uk" fo:country="UA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language="uk" fo:country="UA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font-size="10pt" fo:language="uk" fo:country="UA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fo:language="uk" fo:country="UA" style:font-size-asian="10pt" style:font-size-complex="10pt"/>
    </style:style>
    <style:style style:name="P11" style:family="paragraph" style:parent-style-name="Standard">
      <style:text-properties fo:font-size="10pt" fo:language="uk" fo:country="UA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text-position="-30% 100%" fo:font-size="10pt" fo:language="uk" fo:country="UA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text-position="-30% 100%" fo:font-size="10pt" fo:language="uk" fo:country="UA" style:font-size-asian="10pt" style:font-size-complex="10pt"/>
    </style:style>
    <style:style style:name="P18" style:family="paragraph" style:parent-style-name="Standard">
      <style:paragraph-properties fo:padding-left="0.141cm" fo:padding-right="0cm" fo:padding-top="0cm" fo:padding-bottom="0.035cm" fo:border-left="0.002cm solid #000000" fo:border-right="none" fo:border-top="none" fo:border-bottom="0.002cm solid #000000"/>
      <style:text-properties fo:font-size="10pt" fo:language="uk" fo:country="UA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text-autospace="none"/>
      <style:text-properties fo:font-size="10pt" fo:language="en" fo:country="US" fo:font-weight="normal" style:font-size-asian="10pt" style:language-asian="ru" style:country-asian="RU" style:font-weight-asian="normal" style:font-size-complex="10pt" style:font-weight-complex="normal"/>
    </style:style>
    <style:style style:name="P20" style:family="paragraph" style:parent-style-name="heading_20_4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heading_20_5">
      <style:paragraph-properties>
        <style:tab-stops>
          <style:tab-stop style:position="0.445cm"/>
        </style:tab-stops>
      </style:paragraph-properties>
    </style:style>
    <style:style style:name="P22" style:family="paragraph" style:parent-style-name="Standard">
      <style:text-properties fo:font-size="9pt" fo:language="uk" fo:country="UA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9pt" fo:language="uk" fo:country="UA" fo:font-weight="bold" style:font-size-asian="9pt" style:font-weight-asian="bold" style:font-size-complex="9pt" style:font-weight-complex="bold"/>
    </style:style>
    <style:style style:name="P24" style:family="paragraph" style:parent-style-name="heading_20_3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uk" fo:country="UA" style:font-size-asian="10pt" style:font-size-complex="10pt"/>
    </style:style>
    <style:style style:name="T7" style:family="text">
      <style:text-properties fo:font-size="10pt" fo:language="uk" fo:country="UA" fo:font-weight="bold" style:font-size-asian="10pt" style:font-weight-asian="bold" style:font-size-complex="10pt" style:font-weight-complex="bold"/>
    </style:style>
    <style:style style:name="T8" style:family="text">
      <style:text-properties style:text-position="-30% 100%" fo:font-size="10pt" fo:language="uk" fo:country="UA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table:number-columns-spanned="2" office:value-type="string">
            <text:p text:style-name="P23">!Штамп1!</text:p>
          </table:table-cell>
          <table:covered-table-cell/>
          <table:table-cell table:style-name="Таблица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Standard"/>
          </table:table-cell>
          <table:table-cell table:style-name="Таблица1.A1" table:number-columns-spanned="6" office:value-type="string">
            <text:h text:style-name="heading_20_3" text:outline-level="3" text:is-list-header="true"><text:span text:style-name="T1"><text:s text:c="31"/></text:span>АКТОВИЙ ЗАПИС ПРО РОЗІРВАННЯ ШЛЮБУ № !наз!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Standard"/>
          </table:table-cell>
          <table:table-cell table:style-name="Таблица1.A1" table:number-columns-spanned="6" office:value-type="string">
            <text:h text:style-name="P24" text:outline-level="3" text:is-list-header="tru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6" office:value-type="string">
            <text:p text:style-name="Standard"><text:span text:style-name="T2"><text:s text:c="66"/>від <text:s/></text:span><text:span text:style-name="T3">!ДДМММРРРР р.!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5" office:value-type="string">
            <text:p text:style-name="P4"/>
          </table:table-cell>
          <table:table-cell table:style-name="Таблица1.A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6" table:number-columns-spanned="7" office:value-type="string">
            <text:h text:style-name="P21" text:outline-level="5" text:is-list-header="true">ВІДОМОСТІ ПРО ОСІБ, ЯКІ РОЗРИВАЮТЬ ШЛЮБ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6" table:number-columns-spanned="4" office:value-type="string">
            <text:p text:style-name="P8">чоловік</text:p>
          </table:table-cell>
          <table:covered-table-cell/>
          <table:covered-table-cell/>
          <table:covered-table-cell/>
          <table:table-cell table:style-name="Таблица1.A6" table:number-columns-spanned="3" office:value-type="string">
            <text:p text:style-name="P8">дружина</text:p>
          </table:table-cell>
          <table:covered-table-cell/>
          <table:covered-table-cell/>
        </table:table-row>
        <table:table-row table:style-name="Таблица1.8">
          <table:table-cell table:style-name="Таблица1.A6" office:value-type="string">
            <text:p text:style-name="P10">1</text:p>
          </table:table-cell>
          <table:table-cell table:style-name="Таблица1.B8" table:number-columns-spanned="3" office:value-type="string">
            <text:h text:style-name="P20" text:outline-level="4" text:is-list-header="true">Прізвище</text:h>
            <text:p text:style-name="P9">до розірвання шлюбу <text:s/><text:span text:style-name="T4">!ПрЧс!</text:span></text:p>
          </table:table-cell>
          <table:covered-table-cell/>
          <table:covered-table-cell/>
          <table:table-cell table:style-name="Таблица1.B8" table:number-columns-spanned="3" office:value-type="string">
            <text:p text:style-name="P11">!ПрЖс!</text:p>
          </table:table-cell>
          <table:covered-table-cell/>
          <table:covered-table-cell/>
        </table:table-row>
        <table:table-row table:style-name="Таблица1.8">
          <table:table-cell table:style-name="Таблица1.A9" office:value-type="string">
            <text:p text:style-name="P10"/>
          </table:table-cell>
          <table:table-cell table:style-name="Таблица1.B8" table:number-columns-spanned="3" office:value-type="string">
            <text:p text:style-name="Standard"><text:span text:style-name="T5">після розірвання шлюбу</text:span><text:span text:style-name="T6"> </text:span><text:span text:style-name="T7">!ПрЧн!</text:span></text:p>
          </table:table-cell>
          <table:covered-table-cell/>
          <table:covered-table-cell/>
          <table:table-cell table:style-name="Таблица1.B8" table:number-columns-spanned="3" office:value-type="string">
            <text:p text:style-name="P11">!ПрЧн!</text:p>
          </table:table-cell>
          <table:covered-table-cell/>
          <table:covered-table-cell/>
        </table:table-row>
        <table:table-row table:style-name="Таблица1.10">
          <table:table-cell table:style-name="Таблица1.A6" office:value-type="string">
            <text:p text:style-name="P10">2</text:p>
          </table:table-cell>
          <table:table-cell table:style-name="Таблица1.B8" table:number-columns-spanned="3" office:value-type="string">
            <text:p text:style-name="Standard"><text:span text:style-name="T6">Ім’я <text:s/></text:span><text:span text:style-name="T7">!ІмЧ!</text:span></text:p>
          </table:table-cell>
          <table:covered-table-cell/>
          <table:covered-table-cell/>
          <table:table-cell table:style-name="Таблица1.B8" table:number-columns-spanned="3" office:value-type="string">
            <text:p text:style-name="P16">!ІмЖ!</text:p>
          </table:table-cell>
          <table:covered-table-cell/>
          <table:covered-table-cell/>
        </table:table-row>
        <table:table-row table:style-name="Таблица1.11">
          <table:table-cell table:style-name="Таблица1.A6" office:value-type="string">
            <text:p text:style-name="P10">3</text:p>
          </table:table-cell>
          <table:table-cell table:style-name="Таблица1.A6" table:number-columns-spanned="3" office:value-type="string">
            <text:p text:style-name="Standard"><text:span text:style-name="T5">По батьков</text:span><text:span text:style-name="T6">і </text:span><text:span text:style-name="T7">!ПбЧ!</text:span></text:p>
          </table:table-cell>
          <table:covered-table-cell/>
          <table:covered-table-cell/>
          <table:table-cell table:style-name="Таблица1.A6" table:number-columns-spanned="3" office:value-type="string">
            <text:p text:style-name="P11">!ПбЖ!</text:p>
          </table:table-cell>
          <table:covered-table-cell/>
          <table:covered-table-cell/>
        </table:table-row>
        <table:table-row table:style-name="Таблица1.12">
          <table:table-cell table:style-name="Таблица1.A6" office:value-type="string">
            <text:p text:style-name="P14">4</text:p>
          </table:table-cell>
          <table:table-cell table:style-name="Таблица1.A6" table:number-columns-spanned="3" office:value-type="string">
            <text:p text:style-name="Standard"><text:span text:style-name="T6">Дата народження <text:s/></text:span><text:span text:style-name="T7">!датанЧ!</text:span><text:span text:style-name="T8"> <text:s text:c="21"/></text:span></text:p>
          </table:table-cell>
          <table:covered-table-cell/>
          <table:covered-table-cell/>
          <table:table-cell table:style-name="Таблица1.A6" table:number-columns-spanned="3" office:value-type="string">
            <text:p text:style-name="P16">! датаНЖ !</text:p>
          </table:table-cell>
          <table:covered-table-cell/>
          <table:covered-table-cell/>
        </table:table-row>
        <table:table-row table:style-name="Таблица1.12">
          <table:table-cell table:style-name="Таблица1.A6" office:value-type="string">
            <text:p text:style-name="P14">5</text:p>
          </table:table-cell>
          <table:table-cell table:style-name="Таблица1.B8" table:number-columns-spanned="3" office:value-type="string">
            <text:p text:style-name="Standard"><text:span text:style-name="T6">Громадянство </text:span><text:span text:style-name="T7">!громадянствоЧ!</text:span></text:p>
          </table:table-cell>
          <table:covered-table-cell/>
          <table:covered-table-cell/>
          <table:table-cell table:style-name="Таблица1.B8" table:number-columns-spanned="3" office:value-type="string">
            <text:p text:style-name="P11">!громадянствоЖ!</text:p>
          </table:table-cell>
          <table:covered-table-cell/>
          <table:covered-table-cell/>
        </table:table-row>
        <table:table-row table:style-name="Таблица1.6">
          <table:table-cell table:style-name="Таблица1.A6" office:value-type="string">
            <text:p text:style-name="P10">6</text:p>
          </table:table-cell>
          <table:table-cell table:number-columns-spanned="6">
            <table:table table:is-sub-table="true">
              <table:table-column table:style-name="Таблица1.B14.1"/>
              <table:table-column table:style-name="Таблица1.B14.2"/>
              <table:table-column table:style-name="Таблица1.B14.3"/>
              <table:table-column table:style-name="Таблица1.B14.4"/>
              <table:table-row table:style-name="Таблица1.6">
                <table:table-cell table:style-name="Таблица1.B14.1.1" table:number-columns-spanned="2" office:value-type="string">
                  <text:p text:style-name="P9">Місце проживання</text:p>
                </table:table-cell>
                <table:covered-table-cell/>
                <table:table-cell table:style-name="Таблица1.B14.3.1" office:value-type="string">
                  <text:p text:style-name="P13"/>
                </table:table-cell>
                <table:table-cell table:style-name="Таблица1.B14.4.1" office:value-type="string">
                  <text:p text:style-name="P13"/>
                </table:table-cell>
              </table:table-row>
              <table:table-row table:style-name="Таблица1.6">
                <table:table-cell table:style-name="Таблица1.B14.1.2" office:value-type="string">
                  <text:p text:style-name="P9">держава</text:p>
                </table:table-cell>
                <table:table-cell table:style-name="Таблица1.B14.2.2" table:number-columns-spanned="2" office:value-type="string">
                  <text:p text:style-name="P11">!мпчД!</text:p>
                </table:table-cell>
                <table:covered-table-cell/>
                <table:table-cell table:style-name="Таблица1.B14.4.2" office:value-type="string">
                  <text:p text:style-name="P11">!мпжД!</text:p>
                </table:table-cell>
              </table:table-row>
              <table:table-row table:style-name="Таблица1.6">
                <table:table-cell table:style-name="Таблица1.B14.1.2" office:value-type="string">
                  <text:p text:style-name="P9">область</text:p>
                </table:table-cell>
                <table:table-cell table:style-name="Таблица1.B14.2.2" table:number-columns-spanned="2" office:value-type="string">
                  <text:p text:style-name="P11">!мпчО!</text:p>
                </table:table-cell>
                <table:covered-table-cell/>
                <table:table-cell table:style-name="Таблица1.B14.4.2" office:value-type="string">
                  <text:p text:style-name="P11">!мпжО!</text:p>
                </table:table-cell>
              </table:table-row>
              <table:table-row table:style-name="Таблица1.6">
                <table:table-cell table:style-name="Таблица1.B14.1.2" office:value-type="string">
                  <text:p text:style-name="P9">район</text:p>
                </table:table-cell>
                <table:table-cell table:style-name="Таблица1.B14.2.2" table:number-columns-spanned="2" office:value-type="string">
                  <text:p text:style-name="P11">!мпчР!</text:p>
                </table:table-cell>
                <table:covered-table-cell/>
                <table:table-cell table:style-name="Таблица1.B14.4.2" office:value-type="string">
                  <text:p text:style-name="P11">!мпжР!</text:p>
                </table:table-cell>
              </table:table-row>
              <table:table-row table:style-name="Таблица1.6">
                <table:table-cell table:style-name="Таблица1.B14.1.2" office:value-type="string">
                  <text:p text:style-name="P17">!мссЧ!</text:p>
                </table:table-cell>
                <table:table-cell table:style-name="Таблица1.B14.2.2" table:number-columns-spanned="2" office:value-type="string">
                  <text:p text:style-name="P11">!мпчМ!</text:p>
                </table:table-cell>
                <table:covered-table-cell/>
                <table:table-cell table:style-name="Таблица1.B14.4.2" office:value-type="string">
                  <text:p text:style-name="P16">!мссж! !мпжМ!</text:p>
                </table:table-cell>
              </table:table-row>
              <table:table-row table:style-name="Таблица1.6">
                <table:table-cell table:style-name="Таблица1.A9" table:number-columns-spanned="3" office:value-type="string">
                  <text:p text:style-name="Standard"><text:span text:style-name="T6">вул.</text:span><text:span text:style-name="T5"> </text:span><text:span text:style-name="T7">!вулЧ!</text:span><text:span text:style-name="T5"> </text:span><text:span text:style-name="T6">буд. </text:span><text:span text:style-name="T7">!будЧ!</text:span><text:span text:style-name="T5"> </text:span><text:span text:style-name="T6">кв. </text:span><text:span text:style-name="T7">!квЧ !</text:span></text:p>
                </table:table-cell>
                <table:covered-table-cell/>
                <table:covered-table-cell/>
                <table:table-cell table:style-name="Таблица1.A9" office:value-type="string">
                  <text:p text:style-name="Standard"><text:span text:style-name="T6">вул. </text:span><text:span text:style-name="T7">! вулЖ ! </text:span><text:span text:style-name="T6">буд. </text:span><text:span text:style-name="T7">!будЖ! </text:span><text:span text:style-name="T6">кв. кв. </text:span><text:span text:style-name="T7">!квЖ!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6" office:value-type="string">
            <text:p text:style-name="P10">7</text:p>
          </table:table-cell>
          <table:table-cell table:style-name="Таблица1.B15" table:number-columns-spanned="3" office:value-type="string">
            <text:p text:style-name="Standard"><text:span text:style-name="T6">Перебували у шлюбі: </text:span><text:span text:style-name="T7">!пшЧ!</text:span>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1">!пшЖ!</text:p>
          </table:table-cell>
          <table:covered-table-cell/>
          <table:covered-table-cell/>
        </table:table-row>
        <table:table-row table:style-name="Таблица1.16">
          <table:table-cell table:style-name="Таблица1.A6" office:value-type="string">
            <text:p text:style-name="P10">8</text:p>
          </table:table-cell>
          <table:table-cell table:style-name="Таблица1.A6" table:number-columns-spanned="6" office:value-type="string">
            <text:p text:style-name="P9">Шлюб, який розривається укладено у <text:span text:style-name="T4">!РАГСШ_МВ! </text:span></text:p>
            <text:p text:style-name="P9">актовий запис № <text:span text:style-name="T4">!НАЗШ!</text:span> від <text:span text:style-name="T4">!ДатаШ!</text:span> р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6" office:value-type="string">
            <text:p text:style-name="P10">9</text:p>
          </table:table-cell>
          <table:table-cell table:style-name="Таблица1.A6" table:number-columns-spanned="6" office:value-type="string">
            <text:p text:style-name="P9">Підстава реєстрації розірвання шлюбу</text:p>
            <text:p text:style-name="P18">!Підстава!</text:p>
            <text:p text:style-name="P9">Кількість неповнолітніх дітей <text:s text:c="3"/><text:span text:style-name="T4">!КДітей!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6" office:value-type="string">
            <text:p text:style-name="P10">10</text:p>
          </table:table-cell>
          <table:table-cell table:number-columns-spanned="6">
            <table:table table:is-sub-table="true">
              <table:table-column table:style-name="Таблица1.B18.1"/>
              <table:table-column table:style-name="Таблица1.B18.2"/>
              <table:table-column table:style-name="Таблица1.B18.3"/>
              <table:table-column table:style-name="Таблица1.B18.4"/>
              <table:table-column table:style-name="Таблица1.B18.1"/>
              <table:table-column table:style-name="Таблица1.B18.6"/>
              <table:table-column table:style-name="Таблица1.B18.7"/>
              <table:table-column table:style-name="Таблица1.G"/>
              <table:table-row table:style-name="Таблица1.B18.1">
                <table:table-cell table:style-name="Таблица1.B14.1.1" table:number-columns-spanned="2" office:value-type="string">
                  <text:p text:style-name="P9">Сума державного мита</text:p>
                  <text:p text:style-name="P9">яка підлягає стягненню</text:p>
                </table:table-cell>
                <table:covered-table-cell/>
                <table:table-cell table:style-name="Таблица1.B14.3.1" table:number-columns-spanned="2" office:value-type="string">
                  <text:p text:style-name="P11">!с1ч! !звільнений!</text:p>
                  <text:p text:style-name="P11">!с2ч!</text:p>
                </table:table-cell>
                <table:covered-table-cell/>
                <table:table-cell table:style-name="Таблица1.B14.1.1" table:number-columns-spanned="2" office:value-type="string">
                  <text:p text:style-name="P9">Сума державного мита</text:p>
                  <text:p text:style-name="P9">яка підлягає стягненню</text:p>
                </table:table-cell>
                <table:covered-table-cell/>
                <table:table-cell table:style-name="Таблица1.B14.3.1" table:number-columns-spanned="2" office:value-type="string">
                  <text:p text:style-name="P11">!с1ж! !звільнена!</text:p>
                  <text:p text:style-name="P15">!с2ж!</text:p>
                </table:table-cell>
                <table:covered-table-cell/>
              </table:table-row>
              <table:table-row table:style-name="Таблица1.B18.2">
                <table:table-cell table:style-name="Таблица1.B14.1.2" office:value-type="string">
                  <text:p text:style-name="Standard"><text:span text:style-name="T5">Квитанція</text:span><text:span text:style-name="T6"> № </text:span></text:p>
                </table:table-cell>
                <table:table-cell table:style-name="Таблица1.A1" table:number-columns-spanned="2" office:value-type="string">
                  <text:p text:style-name="P15">!нкЧ!</text:p>
                </table:table-cell>
                <table:covered-table-cell/>
                <table:table-cell table:style-name="Таблица1.B14.2.2" office:value-type="string">
                  <text:p text:style-name="P11">!дкЧ!</text:p>
                </table:table-cell>
                <table:table-cell table:style-name="Таблица1.B14.1.2" office:value-type="string">
                  <text:p text:style-name="Standard"><text:span text:style-name="T5">Квитанція</text:span><text:span text:style-name="T6"> №</text:span></text:p>
                </table:table-cell>
                <table:table-cell table:style-name="Таблица1.A1" table:number-columns-spanned="2" office:value-type="string">
                  <text:p text:style-name="P15">!нкЖ!</text:p>
                </table:table-cell>
                <table:covered-table-cell/>
                <table:table-cell table:style-name="Таблица1.B14.2.2" office:value-type="string">
                  <text:p text:style-name="P15">!дкЖ!</text:p>
                </table:table-cell>
              </table:table-row>
              <table:table-row table:style-name="Таблица1.B18.2">
                <table:table-cell table:style-name="Таблица1.A9" table:number-columns-spanned="4" office:value-type="string">
                  <text:p text:style-name="P11">!банкЧ!</text:p>
                </table:table-cell>
                <table:covered-table-cell/>
                <table:covered-table-cell/>
                <table:covered-table-cell/>
                <table:table-cell table:style-name="Таблица1.A9" table:number-columns-spanned="4" office:value-type="string">
                  <text:p text:style-name="P11">!банкЖ!</text:p>
                </table:table-cell>
                <table:covered-table-cell/>
                <table:covered-table-cell/>
                <table:covered-table-cell/>
              </table:table-row>
              <table:table-row table:style-name="Таблица1.B18.2">
                <table:table-cell table:style-name="Таблица1.A6" table:number-columns-spanned="4" office:value-type="string">
                  <text:p text:style-name="P6">(найменування кредитно-фінансової установи)</text:p>
                </table:table-cell>
                <table:covered-table-cell/>
                <table:covered-table-cell/>
                <table:covered-table-cell/>
                <table:table-cell table:style-name="Таблица1.A9" table:number-columns-spanned="4" office:value-type="string">
                  <text:p text:style-name="P6">(найменування кредитно-фінансової установи)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B18.2">
          <table:table-cell table:style-name="Таблица1.A6" office:value-type="string">
            <text:p text:style-name="P10">11</text:p>
          </table:table-cell>
          <table:table-cell table:style-name="Таблица1.B14.4.1" table:number-columns-spanned="6" office:value-type="string">
            <text:p text:style-name="P9">Cерія, номер, ким видано паспорт особам, що розривають шлюб, дата його видачі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B18.2">
          <table:table-cell table:style-name="Таблица1.A9" office:value-type="string">
            <text:p text:style-name="P10"/>
          </table:table-cell>
          <table:table-cell table:style-name="Таблица1.A9" table:number-columns-spanned="3" office:value-type="string">
            <text:p text:style-name="P11">!ПаспортЧ!</text:p>
          </table:table-cell>
          <table:covered-table-cell/>
          <table:covered-table-cell/>
          <table:table-cell table:style-name="Таблица1.A9" table:number-columns-spanned="3" office:value-type="string">
            <text:p text:style-name="P11">!ПаспортЖ!</text:p>
          </table:table-cell>
          <table:covered-table-cell/>
          <table:covered-table-cell/>
        </table:table-row>
        <table:table-row table:style-name="Таблица1.B18.2">
          <table:table-cell table:style-name="Таблица1.A6" office:value-type="string">
            <text:p text:style-name="P10">12</text:p>
          </table:table-cell>
          <table:table-cell table:style-name="Таблица1.A6" table:number-columns-spanned="3" office:value-type="string">
            <text:p text:style-name="P9">Підписи осіб, що розривають шлюб</text:p>
          </table:table-cell>
          <table:covered-table-cell/>
          <table:covered-table-cell/>
          <table:table-cell table:style-name="Таблица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1.B18.2">
          <table:table-cell table:style-name="Таблица1.A6" office:value-type="string">
            <text:p text:style-name="P10">13</text:p>
          </table:table-cell>
          <table:table-cell table:style-name="Таблица1.A6" table:number-columns-spanned="3" office:value-type="string">
            <text:p text:style-name="Standard"><text:span text:style-name="T6">Видано свідоцтво серія <text:s/></text:span><text:span text:style-name="T7">!ССЧ!</text:span><text:span text:style-name="T6"> <text:s/>№ <text:s/></text:span><text:span text:style-name="T7">!НСЧ!</text:span></text:p>
          </table:table-cell>
          <table:covered-table-cell/>
          <table:covered-table-cell/>
          <table:table-cell table:style-name="Таблица1.A6" table:number-columns-spanned="3" office:value-type="string">
            <text:p text:style-name="Standard"><text:span text:style-name="T6">серія <text:s/></text:span><text:span text:style-name="T7">!ССЖ!</text:span><text:span text:style-name="T6"> № <text:s/></text:span><text:span text:style-name="T7">!НСЖ!</text:span></text:p>
          </table:table-cell>
          <table:covered-table-cell/>
          <table:covered-table-cell/>
        </table:table-row>
        <table:table-row table:style-name="Таблица1.23">
          <table:table-cell table:style-name="Таблица1.A6" office:value-type="string">
            <text:p text:style-name="P10">14</text:p>
          </table:table-cell>
          <table:table-cell table:style-name="Таблица1.A6" table:number-columns-spanned="3" office:value-type="string">
            <text:p text:style-name="P9">Для відміток</text:p>
            <text:p text:style-name="P11">!ПоміткиЧ!</text:p>
            <text:p text:style-name="P11">!місценарч!</text:p>
          </table:table-cell>
          <table:covered-table-cell/>
          <table:covered-table-cell/>
          <table:table-cell table:style-name="Таблица1.A6" table:number-columns-spanned="3" office:value-type="string">
            <text:p text:style-name="P9"/>
            <text:p text:style-name="P11">!ПоміткиЖ!</text:p>
            <text:p text:style-name="P11">!місценарж!</text:p>
          </table:table-cell>
          <table:covered-table-cell/>
          <table:covered-table-cell/>
        </table:table-row>
        <table:table-row table:style-name="Таблица1.1">
          <table:table-cell table:style-name="Таблица1.A24" office:value-type="string">
            <text:p text:style-name="P10"/>
          </table:table-cell>
          <table:table-cell table:style-name="Таблица1.A24" office:value-type="string">
            <text:p text:style-name="P9"/>
          </table:table-cell>
          <table:table-cell table:style-name="Таблица1.C24" table:number-columns-spanned="2" office:value-type="string">
            <text:p text:style-name="P9"/>
          </table:table-cell>
          <table:covered-table-cell/>
          <table:table-cell table:style-name="Таблица1.C24" table:number-columns-spanned="2" office:value-type="string">
            <text:p text:style-name="P9"/>
          </table:table-cell>
          <table:covered-table-cell/>
          <table:table-cell table:style-name="Таблица1.C24" office:value-type="string">
            <text:p text:style-name="P9"/>
          </table:table-cell>
        </table:table-row>
        <table:table-row table:style-name="Таблица1.1">
          <table:table-cell table:number-columns-spanned="5">
            <table:table table:is-sub-table="true">
              <table:table-column table:style-name="Таблица1.A"/>
              <table:table-column table:style-name="Таблица1.B"/>
              <table:table-column table:style-name="Таблица1.A25.3"/>
              <table:table-column table:style-name="Таблица1.E"/>
              <table:table-row table:style-name="Таблица1.1">
                <table:table-cell table:style-name="Таблица1.A1" office:value-type="string">
                  <text:p text:style-name="P10"/>
                </table:table-cell>
                <table:table-cell table:style-name="Таблица1.A1" office:value-type="string">
                  <text:p text:style-name="P9"/>
                </table:table-cell>
                <table:table-cell table:style-name="Таблица1.A25.3.1" office:value-type="string">
                  <text:p text:style-name="P9">Керівник органу державної реєстрації актів цивільного стану</text:p>
                </table:table-cell>
                <table:table-cell table:style-name="Таблица1.A25.3.1" office:value-type="string">
                  <text:p text:style-name="P9"/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10"/>
                </table:table-cell>
                <table:table-cell table:style-name="Таблица1.A1" office:value-type="string">
                  <text:p text:style-name="P11">М.П.</text:p>
                </table:table-cell>
                <table:table-cell table:style-name="Таблица1.A25.3.1" office:value-type="string">
                  <text:p text:style-name="P9"/>
                </table:table-cell>
                <table:table-cell table:style-name="Таблица1.A25.4.2" office:value-type="string">
                  <text:p text:style-name="P9"><text:s text:c="2"/>(підпис)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2" office:value-type="string">
            <text:p text:style-name="P12">!Керівник!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/>
          </table:table-cell>
          <table:table-cell table:style-name="Таблица1.A25.3.1" table:number-columns-spanned="2" office:value-type="string">
            <text:p text:style-name="P9">Посадова особа органу державної реєстрації актів цивільного стану,</text:p>
            <text:p text:style-name="P9">яка склала актовий запис</text:p>
          </table:table-cell>
          <table:covered-table-cell/>
          <table:table-cell>
            <table:table table:is-sub-table="true">
              <table:table-column table:style-name="Таблица1.E"/>
              <table:table-row table:style-name="Таблица1.1">
                <table:table-cell table:style-name="Таблица1.A25.3.1" office:value-type="string">
                  <text:p text:style-name="P9"/>
                  <text:p text:style-name="P9"/>
                </table:table-cell>
              </table:table-row>
              <table:table-row table:style-name="Таблица1.1">
                <table:table-cell table:style-name="Таблица1.A25.4.2" office:value-type="string">
                  <text:p text:style-name="P9"><text:s text:c="2"/>(підпис)</text:p>
                </table:table-cell>
              </table:table-row>
            </table:table>
          </table:table-cell>
          <table:table-cell table:style-name="Таблица1.F25" table:number-columns-spanned="2" office:value-type="string">
            <text:p text:style-name="P19">!ПІБ_по! !Посада!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keep-with-next="always"/>
      <style:text-properties fo:font-size="9pt" fo:language="uk" fo:country="UA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text-align="center" style:justify-single-word="false" fo:keep-with-next="always"/>
      <style:text-properties fo:language="uk" fo:country="UA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 style:text-autospace="none"/>
      <style:text-properties style:font-name="Times New Roman CYR" fo:language="uk" fo:country="UA" style:font-name-asian="Times New Roman CYR" style:font-name-complex="Times New Roman CYR"/>
    </style:style>
    <style:style style:name="heading_20_5" style:display-name="heading 5" style:family="paragraph" style:parent-style-name="Standard" style:next-style-name="Standard" style:default-outline-level="5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9:24:06.54</dc:date>
    <meta:editing-cycles>6</meta:editing-cycles>
    <meta:editing-duration>PT8M22S</meta:editing-duration>
    <meta:document-statistic meta:table-count="1" meta:image-count="0" meta:object-count="0" meta:page-count="1" meta:paragraph-count="92" meta:word-count="212" meta:character-count="1536"/>
    <meta:user-defined meta:name="Поле 1"/>
    <meta:user-defined meta:name="Поле 2"/>
    <meta:user-defined meta:name="Поле 3"/>
    <meta:user-defined meta:name="Поле 4"/>
  </office:meta>
</office:document-meta>
</file>